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08b7" officeooo:paragraph-rsid="000fb07f"/>
    </style:style>
    <style:style style:name="P2" style:family="paragraph" style:parent-style-name="Standard">
      <style:text-properties officeooo:rsid="0011584f" officeooo:paragraph-rsid="0011584f"/>
    </style:style>
    <style:style style:name="P3" style:family="paragraph" style:parent-style-name="Standard">
      <style:text-properties officeooo:rsid="0011584f" officeooo:paragraph-rsid="0011e1bd"/>
    </style:style>
    <style:style style:name="P4" style:family="paragraph" style:parent-style-name="Standard">
      <style:text-properties officeooo:rsid="0011e1bd" officeooo:paragraph-rsid="0011e1bd"/>
    </style:style>
    <style:style style:name="P5" style:family="paragraph" style:parent-style-name="Standard">
      <style:text-properties officeooo:rsid="0014e1ba" officeooo:paragraph-rsid="0014e1ba"/>
    </style:style>
    <style:style style:name="P6" style:family="paragraph" style:parent-style-name="Standard">
      <style:text-properties officeooo:rsid="002071b7" officeooo:paragraph-rsid="002071b7"/>
    </style:style>
    <style:style style:name="P7" style:family="paragraph" style:parent-style-name="Standard">
      <style:text-properties officeooo:rsid="00243f5d" officeooo:paragraph-rsid="00243f5d"/>
    </style:style>
    <style:style style:name="P8" style:family="paragraph" style:parent-style-name="Standard">
      <style:text-properties officeooo:rsid="00243f5d" officeooo:paragraph-rsid="0029e91a"/>
    </style:style>
    <style:style style:name="P9" style:family="paragraph" style:parent-style-name="Standard">
      <style:text-properties officeooo:rsid="00243f5d" officeooo:paragraph-rsid="002d516e"/>
    </style:style>
    <style:style style:name="P10" style:family="paragraph" style:parent-style-name="Standard">
      <style:text-properties officeooo:rsid="00243f5d" officeooo:paragraph-rsid="004e960c"/>
    </style:style>
    <style:style style:name="P11" style:family="paragraph" style:parent-style-name="Standard">
      <style:text-properties officeooo:rsid="00243f5d" officeooo:paragraph-rsid="0050f24a"/>
    </style:style>
    <style:style style:name="P12" style:family="paragraph" style:parent-style-name="Standard">
      <style:text-properties officeooo:rsid="00243f5d" officeooo:paragraph-rsid="0057b544"/>
    </style:style>
    <style:style style:name="P13" style:family="paragraph" style:parent-style-name="Standard">
      <style:text-properties officeooo:rsid="00243f5d" officeooo:paragraph-rsid="00599cd5"/>
    </style:style>
    <style:style style:name="P14" style:family="paragraph" style:parent-style-name="Standard">
      <style:text-properties officeooo:rsid="00243f5d" officeooo:paragraph-rsid="00617134"/>
    </style:style>
    <style:style style:name="P15" style:family="paragraph" style:parent-style-name="Standard">
      <style:text-properties officeooo:rsid="00243f5d" officeooo:paragraph-rsid="006b5589"/>
    </style:style>
    <style:style style:name="P16" style:family="paragraph" style:parent-style-name="Standard">
      <style:text-properties officeooo:rsid="00302901" officeooo:paragraph-rsid="00302901"/>
    </style:style>
    <style:style style:name="P17" style:family="paragraph" style:parent-style-name="Standard">
      <style:text-properties officeooo:rsid="0029e91a" officeooo:paragraph-rsid="002d516e"/>
    </style:style>
    <style:style style:name="P18" style:family="paragraph" style:parent-style-name="Standard">
      <style:text-properties officeooo:rsid="0029e91a" officeooo:paragraph-rsid="0029e91a"/>
    </style:style>
    <style:style style:name="P19" style:family="paragraph" style:parent-style-name="Standard">
      <style:text-properties officeooo:rsid="0050f24a" officeooo:paragraph-rsid="0050f24a"/>
    </style:style>
    <style:style style:name="P20" style:family="paragraph" style:parent-style-name="Standard">
      <style:text-properties officeooo:rsid="0050f24a" officeooo:paragraph-rsid="0057b544"/>
    </style:style>
    <style:style style:name="P21" style:family="paragraph" style:parent-style-name="Standard" style:list-style-name="L1">
      <style:text-properties officeooo:rsid="00243f5d" officeooo:paragraph-rsid="00243f5d"/>
    </style:style>
    <style:style style:name="P22" style:family="paragraph" style:parent-style-name="Standard">
      <style:text-properties officeooo:rsid="000f08b7" officeooo:paragraph-rsid="000fb07f"/>
    </style:style>
    <style:style style:name="P23" style:family="paragraph" style:parent-style-name="Standard">
      <style:text-properties officeooo:rsid="0011e1bd" officeooo:paragraph-rsid="000fb07f"/>
    </style:style>
    <style:style style:name="T1" style:family="text">
      <style:text-properties officeooo:rsid="000fb07f"/>
    </style:style>
    <style:style style:name="T2" style:family="text">
      <style:text-properties officeooo:rsid="0011dc42"/>
    </style:style>
    <style:style style:name="T3" style:family="text">
      <style:text-properties officeooo:rsid="0011e1bd"/>
    </style:style>
    <style:style style:name="T4" style:family="text">
      <style:text-properties officeooo:rsid="001444bb"/>
    </style:style>
    <style:style style:name="T5" style:family="text">
      <style:text-properties officeooo:rsid="001a2181"/>
    </style:style>
    <style:style style:name="T6" style:family="text">
      <style:text-properties officeooo:rsid="001b8eca"/>
    </style:style>
    <style:style style:name="T7" style:family="text">
      <style:text-properties officeooo:rsid="0020ade6"/>
    </style:style>
    <style:style style:name="T8" style:family="text">
      <style:text-properties officeooo:rsid="00221856"/>
    </style:style>
    <style:style style:name="T9" style:family="text">
      <style:text-properties officeooo:rsid="00256a92"/>
    </style:style>
    <style:style style:name="T10" style:family="text">
      <style:text-properties officeooo:rsid="002831f7"/>
    </style:style>
    <style:style style:name="T11" style:family="text">
      <style:text-properties officeooo:rsid="0029e91a"/>
    </style:style>
    <style:style style:name="T12" style:family="text">
      <style:text-properties officeooo:rsid="002e26f0"/>
    </style:style>
    <style:style style:name="T13" style:family="text">
      <style:text-properties officeooo:rsid="00301a0f"/>
    </style:style>
    <style:style style:name="T14" style:family="text">
      <style:text-properties officeooo:rsid="00302901"/>
    </style:style>
    <style:style style:name="T15" style:family="text">
      <style:text-properties officeooo:rsid="0031a533"/>
    </style:style>
    <style:style style:name="T16" style:family="text">
      <style:text-properties officeooo:rsid="00416182"/>
    </style:style>
    <style:style style:name="T17" style:family="text">
      <style:text-properties officeooo:rsid="0045de98"/>
    </style:style>
    <style:style style:name="T18" style:family="text">
      <style:text-properties officeooo:rsid="004a59c5"/>
    </style:style>
    <style:style style:name="T19" style:family="text">
      <style:text-properties officeooo:rsid="004c4ddc"/>
    </style:style>
    <style:style style:name="T20" style:family="text">
      <style:text-properties officeooo:rsid="004edc33"/>
    </style:style>
    <style:style style:name="T21" style:family="text">
      <style:text-properties officeooo:rsid="0050f24a"/>
    </style:style>
    <style:style style:name="T22" style:family="text">
      <style:text-properties officeooo:rsid="0057b544"/>
    </style:style>
    <style:style style:name="T23" style:family="text">
      <style:text-properties officeooo:rsid="00599cd5"/>
    </style:style>
    <style:style style:name="T24" style:family="text">
      <style:text-properties officeooo:rsid="005e220f"/>
    </style:style>
    <style:style style:name="T25" style:family="text">
      <style:text-properties officeooo:rsid="00689836"/>
    </style:style>
    <style:style style:name="T26" style:family="text">
      <style:text-properties officeooo:rsid="0072d233"/>
    </style:style>
    <style:style style:name="T27" style:family="text">
      <style:text-properties officeooo:rsid="0074d14c"/>
    </style:style>
    <style:style style:name="T28" style:family="text">
      <style:text-properties officeooo:rsid="0078b1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he </text:span>Shambhala Community <text:span text:style-name="T1">Co-operative : Base Practices, Forms and Applications</text:span></text:p>
      <text:p text:style-name="P23"/>
      <text:p text:style-name="P5">Shambhala Community Cooperative Practices:</text:p>
      <text:p text:style-name="P5"/>
      <text:p text:style-name="P5">- Nonprofit Governance Structure</text:p>
      <text:p text:style-name="P5">- Ranked-Choice Voting</text:p>
      <text:p text:style-name="P5">- Community Center Rota</text:p>
      <text:p text:style-name="P5">- Shambhala Contemplative Practices</text:p>
      <text:p text:style-name="P5"/>
      <text:p text:style-name="P5">Shambhala Community Cooperative Applications:</text:p>
      <text:p text:style-name="P5"/>
      <text:p text:style-name="P5">- Community Support Fund</text:p>
      <text:p text:style-name="P5">- Ride-share Board</text:p>
      <text:p text:style-name="P5">- Wellness Mandala</text:p>
      <text:p text:style-name="P5">- Listening Circle</text:p>
      <text:p text:style-name="P5">- <text:span text:style-name="T7">Childcare at Center</text:span></text:p>
      <text:p text:style-name="P5"/>
      <text:p text:style-name="P5">Shambhala Community Cooperative Policies / Processes:</text:p>
      <text:p text:style-name="P5"/>
      <text:p text:style-name="P5">- Concerning Care and Conduct</text:p>
      <text:p text:style-name="P5">- Concerning Finances</text:p>
      <text:p text:style-name="P5">- Concerning Governance <text:span text:style-name="T20">and elections</text:span></text:p>
      <text:p text:style-name="P5">- Concerning Relations with Shambhala organization</text:p>
      <text:p text:style-name="P5"/>
      <text:p text:style-name="P6">These are initial ideas which can be expanded. A formal vision and mission statement, core competencies, business model, <text:span text:style-name="T28">non-profit structure, </text:span>and so on can be ad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06:21:28.784679149</meta:creation-date>
    <dc:date>2020-01-22T21:49:15.241725344</dc:date>
    <meta:editing-duration>PT13H56M30S</meta:editing-duration>
    <meta:editing-cycles>89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01" meta:character-count="731" meta:non-whitespace-character-count="648"/>
  </office:meta>
</office:document-meta>
</file>